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open sanslight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043in" fo:margin-right="0.1043in" fo:margin-top="0in" fo:margin-bottom="0in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.1043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fffff" style:text-line-through-style="none" style:font-name="apple-system" fo:font-size="9.75pt" fo:letter-spacing="normal" fo:font-style="normal" style:text-underline-style="none" fo:font-weight="normal" style:text-blinking="false" fo:background-color="#566572"/>
    </style:style>
    <style:style style:name="T2" style:family="text">
      <style:text-properties fo:font-variant="normal" fo:text-transform="none" fo:color="#ffffff" style:font-name="apple-system" fo:font-size="9.75pt" fo:letter-spacing="normal" fo:font-style="normal" fo:font-weight="bold" fo:background-color="#566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n you are a junior it is very important to be asking questions like</text:p>
      <text:p text:style-name="Standard"/>
      <text:p text:style-name="Standard">what are you going to be working on , what team will I be on, what support is there</text:p>
      <text:p text:style-name="Standard"/>
      <text:p text:style-name="Standard">Within the company it can vary a lot based on whatever team you are on. </text:p>
      <text:p text:style-name="Standard"/>
      <text:p text:style-name="Standard">Some people like being jack of all trades , some people just love front end , some people like back end and working with large data set. Depends on your learning style based on if you need depth or not . </text:p>
      <text:p text:style-name="Standard"/>
      <text:p text:style-name="Standard">Benefits of being a smaller company , is that with a smaller amount of people and engineers it is easier to implement new ideas and be able to see those changes. Some companies will just not want to change things , </text:p>
      <text:p text:style-name="Standard"/>
      <text:p text:style-name="Standard">Setup a trello to track all of the positions and information about the companies you are applying for. Reach out to people via linkedIn </text:p>
      <text:p text:style-name="Standard">There is a chrome extension that helps to find work emails for people if you are trying to get to them directly . </text:p>
      <text:p text:style-name="Standard"/>
      <text:p text:style-name="Standard">Skill building – Interview Cake ?</text:p>
      <text:p text:style-name="Standard"/>
      <text:p text:style-name="Standard">Code wars - </text:p>
      <text:p text:style-name="Standard">Leet Code for data structures</text:p>
      <text:p text:style-name="Standard">frontend masters courses </text:p>
      <text:p text:style-name="Standard">egghead io</text:p>
      <text:p text:style-name="Standard">execute program gary burnheart? </text:p>
      <text:p text:style-name="Standard">Destroy all software famous javascript wat? Video</text:p>
      <text:p text:style-name="Standard"><text:span text:style-name="T2">braidy</text:span></text:p>
      <text:p text:style-name="P1"><text:a xlink:type="simple" xlink:href="https://www.codewars.com/" office:target-frame-name="_blank" xlink:show="new" text:style-name="Internet_20_link" text:visited-style-name="Visited_20_Internet_20_Link"><text:span text:style-name="T1">https://www.codewars.com/</text:span></text:a></text:p>
      <text:p text:style-name="P1"><text:a xlink:type="simple" xlink:href="https://www.interviewcake.com/" office:target-frame-name="_blank" xlink:show="new" text:style-name="Internet_20_link" text:visited-style-name="Visited_20_Internet_20_Link"><text:span text:style-name="T1">https://www.interviewcake.com/</text:span></text:a></text:p>
      <text:p text:style-name="P1"><text:a xlink:type="simple" xlink:href="https://www.executeprogram.com/" text:style-name="Internet_20_link" text:visited-style-name="Visited_20_Internet_20_Link">https://www.executeprogram.com/</text:a><text:span text:style-name="T1"> good to build a habit with this for 5 to 10 minutes </text:span></text:p>
      <text:p text:style-name="P1"><text:a xlink:type="simple" xlink:href="https://egghead.io/" text:style-name="Internet_20_link" text:visited-style-name="Visited_20_Internet_20_Link"><text:span text:style-name="T1">https://egghead.io/</text:span></text:a></text:p>
      <text:p text:style-name="P1"><text:span text:style-name="T1"/></text:p>
      <text:p text:style-name="P2"><text:span text:style-name="T1"/></text:p>
      <text:p text:style-name="Standard"/>
      <text:p text:style-name="Standard">Trying to find tutorials through larger projects , longer term side project . You have something that you can talk about during interviews and to put on your git hub , through those projects you can think about how you can build a project. </text:p>
      <text:p text:style-name="Standard"/>
      <text:p text:style-name="Standard">Try to make an actual readme on your readme , try to pick up smaller projects that you want to work on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open sanslight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tinez</meta:initial-creator>
    <meta:creation-date>2020-06-27T13:20:31.71</meta:creation-date>
    <meta:document-statistic meta:table-count="0" meta:image-count="0" meta:object-count="0" meta:page-count="1" meta:paragraph-count="21" meta:word-count="290" meta:character-count="1592"/>
    <dc:date>2020-06-27T16:05:13.89</dc:date>
    <dc:creator>Alejandro Martinez</dc:creator>
    <meta:editing-duration>PT2H14M21S</meta:editing-duration>
    <meta:editing-cycles>1</meta:editing-cycles>
    <meta:generator>OpenOffice/4.1.7$Win32 OpenOffice.org_project/417m1$Build-9800</meta:generator>
  </office:meta>
</office:document-meta>
</file>